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serif" svg:font-family="serif"/>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17.013cm" style:rel-column-width="9645*"/>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start" style:justify-single-word="false"/>
      <style:text-properties style:text-underline-style="solid" style:text-underline-width="auto" style:text-underline-color="font-color"/>
    </style:style>
    <style:style style:name="P2" style:family="paragraph" style:parent-style-name="Standard">
      <style:paragraph-properties fo:line-height="150%"/>
    </style:style>
    <style:style style:name="P3" style:family="paragraph" style:parent-style-name="Standard" style:list-style-name="L1">
      <style:paragraph-properties fo:line-height="150%"/>
    </style:style>
    <style:style style:name="P4" style:family="paragraph" style:parent-style-name="Standard">
      <style:paragraph-properties fo:line-height="150%"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line-height="150%"/>
      <style:text-properties fo:font-weight="bold" style:font-weight-asian="bold" style:font-weight-complex="bold"/>
    </style:style>
    <style:style style:name="P7" style:family="paragraph" style:parent-style-name="Table_20_Contents">
      <style:paragraph-properties fo:line-height="150%" fo:text-align="start" style:justify-single-word="false"/>
    </style:style>
    <style:style style:name="P8" style:family="paragraph" style:parent-style-name="Table_20_Contents">
      <style:paragraph-properties fo:line-height="150%" fo:text-align="start" style:justify-single-word="false"/>
      <style:text-properties fo:font-weight="bold" style:font-weight-asian="bold" style:font-weight-complex="bold"/>
    </style:style>
    <style:style style:name="P9" style:family="paragraph" style:parent-style-name="Heading_20_1">
      <style:paragraph-properties fo:line-height="150%" fo:text-align="center" style:justify-single-word="false"/>
      <style:text-properties fo:color="#000000"/>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Times New Roman1"/>
    </style:style>
    <style:style style:name="fr1" style:family="graphic" style:parent-style-name="Frame">
      <style:graphic-properties style:vertical-pos="from-top" style:vertical-rel="paragraph" style:horizontal-pos="from-left" style:horizontal-rel="paragraph" fo:padding="0.15cm" fo:border="0.088cm solid #990066" style:shadow="none"/>
    </style:style>
    <style:style style:name="fr2" style:family="graphic" style:parent-style-name="Frame">
      <style:graphic-properties style:vertical-pos="from-top" style:vertical-rel="paragraph" style:horizontal-pos="from-left" style:horizontal-rel="paragraph" fo:padding="0.15cm" fo:border="0.035cm solid #990066"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Cadre4" text:anchor-type="paragraph" svg:x="1.979cm" svg:y="0.547cm" svg:width="13.095cm" draw:z-index="0"><draw:text-box fo:min-height="2.277cm"><text:h text:style-name="P9" text:outline-level="1">POMS - Score<text:line-break/>Profile Of Mood State</text:h></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outil d'auto-évaluation de l<text:span text:style-name="T1">'humeur et des états affectifs</text:span></text:p>
      <text:p text:style-name="P2"/>
      <text:p text:style-name="P2">→ composé de 65 items (version longue) décrivant chacun un sentiment; il faut indiquer pour chaque mot ou déclaration si on a ressenti ce sentiment durant la dernière semaine écoulée (incluant le jour de passation du test) et le graduer grâce à une échelle type likert à 5 rangs (Pas du tout à extrêmement)</text:p>
      <text:p text:style-name="P2"><text:line-break/>→ mesure les perturbations de l'humeur et identifie <text:span text:style-name="T1">7 états d'humeur</text:span> : </text:p>
      <text:list xml:id="list554377918333501446" text:style-name="L1">
        <text:list-item>
          <text:p text:style-name="P3">la tension,</text:p>
        </text:list-item>
        <text:list-item>
          <text:p text:style-name="P3">la dépression, </text:p>
        </text:list-item>
        <text:list-item>
          <text:p text:style-name="P3">l'agressivité, </text:p>
        </text:list-item>
        <text:list-item>
          <text:p text:style-name="P3">la fatigue, </text:p>
        </text:list-item>
        <text:list-item>
          <text:p text:style-name="P3">la confusion,</text:p>
        </text:list-item>
        <text:list-item>
          <text:p text:style-name="P3">la vigueur et </text:p>
        </text:list-item>
        <text:list-item>
          <text:p text:style-name="P3">les relations interpersonnelles</text:p>
        </text:list-item>
      </text:list>
      <text:p text:style-name="P2">dont 5 concernent des dimensions négatives spécifiques de l'humeur : la fatigue, la dépression, la confusion, la colère et la tension.<text:line-break/></text:p>
      <text:p text:style-name="P2">→ moyen économique de reconnaissance et d'évaluation des changements temporaires</text:p>
      <text:p text:style-name="Standard"/>
      <text:p text:style-name="Standard"/>
      <table:table table:name="Tableau1" table:style-name="Tableau1">
        <table:table-column table:style-name="Tableau1.A"/>
        <table:table-row>
          <table:table-cell table:style-name="Tableau1.A1" office:value-type="string">
            <text:p text:style-name="P7"><text:span text:style-name="T1">Dimension Anxiété du questionnaire POMS</text:span><text:line-break/>Liste items : Tense, Shaky, On Edge, Panicky, Relaxed, Uneasy, Restless, Nervous and Anxious <text:line-break/>Score allant de 0 à 36</text:p>
          </table:table-cell>
        </table:table-row>
        <table:table-row>
          <table:table-cell table:style-name="Tableau1.A2" office:value-type="string">
            <text:p text:style-name="P7"><text:span text:style-name="T1">Dimension dépression du test POMS</text:span><text:line-break/>Liste items : Unhappy, Sorry for Things Done, Sad, Blue, Hopeless, Unworthy, Discouraged, Lonely, Miserable, Gloomy, Desperate, Helpless, Worthless, Terrified and Guilty <text:line-break/>Score allant de 0 à 60</text:p>
          </table:table-cell>
        </table:table-row>
        <text:soft-page-break/>
        <table:table-row>
          <table:table-cell table:style-name="Tableau1.A2" office:value-type="string">
            <text:p text:style-name="P7"><text:span text:style-name="T1">Dimension agressivité du test POMS</text:span><text:line-break/>Liste items : Anger, Peeved, Grouchy, Spiteful, Annoyed, Resentful, Bitter, Ready to Fight, Rebellious, Deceived, Furious and Bad Tempered <text:line-break/>Score allant de 0 à 48</text:p>
          </table:table-cell>
        </table:table-row>
        <table:table-row>
          <table:table-cell table:style-name="Tableau1.A2" office:value-type="string">
            <text:p text:style-name="P7"><text:span text:style-name="T1">Dimension fatigue du test POMS</text:span><text:line-break/>Liste items : Worn Out, Listless, Fatigued, Exhausted, Sluggish, Weary and Bushed <text:line-break/>Score allant de 0 à 28</text:p>
          </table:table-cell>
        </table:table-row>
        <table:table-row>
          <table:table-cell table:style-name="Tableau1.A2" office:value-type="string">
            <text:p text:style-name="P7"><text:span text:style-name="T1">Dimension relations personnelles du POMS</text:span><text:line-break/>Liste items : Friendly, Clear Headed, Considerate, Sympathetic, Helpful, Good Natured and Trusting <text:line-break/>Score allant de 0 à 28</text:p>
          </table:table-cell>
        </table:table-row>
        <table:table-row>
          <table:table-cell table:style-name="Tableau1.A2" office:value-type="string">
            <text:p text:style-name="P8">Dimension confusion du POMS</text:p>
            <text:p text:style-name="P7">Liste items : Confused, Unable to Concentrate, Muddled, Bewildered, Efficient, Forgetful, and Uncertain About Things <text:line-break/>Score allant de 0 à 28</text:p>
          </table:table-cell>
        </table:table-row>
        <table:table-row>
          <table:table-cell table:style-name="Tableau1.A2" office:value-type="string">
            <text:p text:style-name="P7"><text:span text:style-name="T1">Dimension vigueur du POMS</text:span><text:line-break/>Liste items : Lively, Active, Energetic, Cheerful, Alert, Full of Pep, Carefree and Vigorous <text:line-break/>Score allant de 0 à 32</text:p>
          </table:table-cell>
        </table:table-row>
      </table:table>
      <text:p text:style-name="Standard"/>
      <text:p text:style-name="P2"><text:line-break/><text:span text:style-name="T2">Cotation des items : </text:span></text:p>
      <text:p text:style-name="P4">0 – Pas du tout</text:p>
      <text:p text:style-name="P4">1 – Un peu<text:line-break/>2 – Modérément </text:p>
      <text:p text:style-name="P4">3 – Beaucoup</text:p>
      <text:p text:style-name="P4">4 – Extrêmement <text:line-break/>(exception pour les items « Détendu » et « efficace » qui ont la cotation inverse)<text:line-break/> </text:p>
      <text:p text:style-name="P1">Calcul du score global : </text:p>
      <text:p text:style-name="P4"/>
      <text:p text:style-name="P4">Un <text:span text:style-name="T1">score global de détresse psychologique</text:span> TMD (Total Mood Discordance) peut alors être calculé</text:p>
      <text:p text:style-name="P4"/>
      <text:p text:style-name="P4">→ Score TMD = <text:span text:style-name="T3">Ʃ </text:span>des scores (anxiété, dépression, fatigue, colère, confusion) <text:s/>- score vigueur<text:line-break/></text:p>
      <text:p text:style-name="P4">Note : le score de la dimension « relations personnelles » est indicatif, il n'est pas comptabilisé pour le score tmd</text:p>
      <text:p text:style-name="P4"><text:soft-page-break/><text:line-break/>→ varie de -32 à 168<text:line-break/>→ Des scores plus faibles indiquent des profils émotionnels plus stables</text:p>
      <text:p text:style-name="P2"/>
      <text:p text:style-name="P2"><draw:frame draw:style-name="fr2" draw:name="Cadre1" text:anchor-type="paragraph" svg:x="0.035cm" svg:y="0.453cm" svg:width="16.96cm" draw:z-index="1"><draw:text-box fo:min-height="0.727cm"><text:p text:style-name="P5">Validité et fiabilité de la version française du POMS</text:p></draw:text-box></draw:frame></text:p>
      <text:p text:style-name="P6">- Validité concourante :</text:p>
      <text:p text:style-name="P2"/>
      <text:p text:style-name="P2">Les facteurs d'anxiété et de dépression du POMS-f ont des corrélations hautement significatives avec la HADS. Le score global de détresse est corrélé positivement avec l'échelle d'affects négatifs, et négativement avec l'échelle d'affects positifs, le coping actif et la résilience. Ces corrélations montrent une bonne validité concourante. </text:p>
      <text:p text:style-name="P2"/>
      <text:p text:style-name="P2"><text:span text:style-name="T1">- Consistance interne :</text:span><text:line-break/></text:p>
      <text:p text:style-name="P2">Les alpha de Chronbach s'étendent de 0.73 à 0.88 et témoignent d'une bonne consistance interne. (études sur la version originale : alpha Cronbach de 0,63 à 0,96)</text:p>
      <text:p text:style-name="P2"/>
      <text:p text:style-name="P2"><text:span text:style-name="T1">- Fidélité : Stabilité test-retest </text:span>:<text:line-break/></text:p>
      <text:p text:style-name="P2">Les corrélations de Pearson confirment que les facteurs sont plus des états que des traits et ont une fiabilité test-retest satisfaisante. <text:line-break/>Tous les facteurs POMS-f sont corrélés entre eux. </text:p>
      <text:p text:style-name="P2"/>
      <text:p text:style-name="P2">→ <text:s/>validité de la version française du POMS, utilisable dans plusieurs secteurs de recherche en France, notamment pour mesurer les changements des états émotionnels suite à une psychothérapie. </text:p>
      <text:p text:style-name="P2"/>
      <text:p text:style-name="P2"><text:a xlink:type="simple" xlink:href="https://www.lissa.fr/rep/articles/PF_859531" text:style-name="Internet_20_link" text:visited-style-name="Visited_20_Internet_20_Link">https://www.lissa.fr/rep/articles/PF_859531</text:a></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serif" svg:font-family="serif"/>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6T14:27:31.83</meta:creation-date>
    <dc:date>2020-04-24T11:54:10.40</dc:date>
    <meta:editing-duration>PT1H16M51S</meta:editing-duration>
    <meta:editing-cycles>2</meta:editing-cycles>
    <meta:generator>OpenOffice/4.1.6$Win32 OpenOffice.org_project/416m1$Build-9790</meta:generator>
    <meta:document-statistic meta:table-count="1" meta:image-count="0" meta:object-count="0" meta:page-count="3" meta:paragraph-count="40" meta:word-count="584" meta:character-count="3659"/>
  </office:meta>
</office:document-meta>
</file>